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1701F6473141B4B85A.png" manifest:media-type="image/png"/>
  <manifest:file-entry manifest:full-path="Pictures/1000030200000A530000026BA4A17991166141F3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5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42cm" svg:height="0.618cm" svg:x="0cm" svg:y="0cm">
          <draw:image xlink:href="Pictures/1000030200000A530000026BA4A17991166141F3.svg" xlink:type="simple" xlink:show="embed" xlink:actuate="onLoad" loext:mime-type="image/svg+xml">
            <text:p/>
          </draw:image>
          <draw:image xlink:href="Pictures/10000201000000640000001701F6473141B4B85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6cm" fo:margin-bottom="0.066cm" fo:margin-left="0.066cm" fo:margin-right="0.066cm" fo:page-width="2.643cm" fo:page-height="0.6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7T03:33:42.339000000</dc:date>
    <meta:editing-duration>PT1M15S</meta:editing-duration>
    <meta:editing-cycles>1</meta:editing-cycles>
    <meta:document-statistic meta:object-count="1"/>
    <meta:generator>Trio_Office/6.2.8.2$Windows_x86 LibreOffice_project/</meta:generator>
  </office:meta>
</office:document-meta>
</file>